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language="en" fo:country="GB"/>
    </style:style>
    <style:style style:name="P2" style:parent-style-name="Standard" style:family="paragraph">
      <style:text-properties style:font-name="Courier New" fo:font-weight="bold" style:font-weight-asian="bold" style:font-weight-complex="bold" fo:language="en" fo:country="GB"/>
    </style:style>
    <style:style style:name="P3" style:parent-style-name="Standard" style:family="paragraph">
      <style:text-properties style:font-name="Courier New" fo:language="en" fo:country="GB"/>
    </style:style>
    <style:style style:name="P4" style:parent-style-name="Standard" style:family="paragraph">
      <style:text-properties style:font-name="Courier New" fo:language="en" fo:country="GB"/>
    </style:style>
    <style:style style:name="P5" style:parent-style-name="Standard" style:family="paragraph">
      <style:text-properties style:font-name="Courier New"/>
    </style:style>
    <style:style style:name="P6" style:parent-style-name="Standard" style:family="paragraph">
      <style:text-properties style:font-name="Courier New"/>
    </style:style>
    <style:style style:name="P7" style:parent-style-name="Standard" style:family="paragraph">
      <style:text-properties style:font-name="Courier New"/>
    </style:style>
    <style:style style:name="P8" style:parent-style-name="Standard" style:family="paragraph">
      <style:text-properties style:font-name="Courier New"/>
    </style:style>
    <style:style style:name="P9" style:parent-style-name="Standard" style:family="paragraph">
      <style:text-properties style:font-name="Courier New"/>
    </style:style>
    <style:style style:name="P10" style:parent-style-name="Standard" style:family="paragraph">
      <style:text-properties style:font-name="Courier New"/>
    </style:style>
    <style:style style:name="P11" style:parent-style-name="Standard" style:family="paragraph">
      <style:text-properties style:font-name="Courier New"/>
    </style:style>
    <style:style style:name="P12" style:parent-style-name="Standard" style:family="paragraph">
      <style:text-properties style:font-name="Courier New"/>
    </style:style>
    <style:style style:name="P13" style:parent-style-name="Standard" style:family="paragraph">
      <style:text-properties style:font-name="Courier New"/>
    </style:style>
    <style:style style:name="P14" style:parent-style-name="Standard" style:family="paragraph">
      <style:text-properties style:font-name="Courier New"/>
    </style:style>
    <style:style style:name="P15" style:parent-style-name="Standard" style:family="paragraph">
      <style:text-properties style:font-name="Courier New"/>
    </style:style>
    <style:style style:name="P16" style:parent-style-name="Standard" style:family="paragraph">
      <style:text-properties style:font-name="Courier New"/>
    </style:style>
    <style:style style:name="P17" style:parent-style-name="Standard" style:family="paragraph">
      <style:text-properties style:font-name="Courier New"/>
    </style:style>
    <style:style style:name="P18" style:parent-style-name="Standard" style:family="paragraph">
      <style:text-properties style:font-name="Courier New"/>
    </style:style>
    <style:style style:name="P19" style:parent-style-name="Standard" style:family="paragraph">
      <style:text-properties style:font-name="Courier New"/>
    </style:style>
    <style:style style:name="P20" style:parent-style-name="Standard" style:family="paragraph">
      <style:text-properties style:font-name="Courier New"/>
    </style:style>
    <style:style style:name="P21" style:parent-style-name="Standard" style:family="paragraph">
      <style:text-properties style:font-name="Courier New"/>
    </style:style>
    <style:style style:name="P22" style:parent-style-name="Standard" style:family="paragraph">
      <style:text-properties style:font-name="Courier New"/>
    </style:style>
    <style:style style:name="P23" style:parent-style-name="Standard" style:family="paragraph">
      <style:text-properties style:font-name="Courier New" fo:font-weight="bold" style:font-weight-asian="bold" style:font-weight-complex="bold"/>
    </style:style>
    <style:style style:name="P24" style:parent-style-name="Standard" style:family="paragraph">
      <style:text-properties style:font-name="Courier New"/>
    </style:style>
    <style:style style:name="P25" style:parent-style-name="Standard" style:list-style-name="LFO1" style:family="paragraph">
      <style:text-properties style:font-name="Courier New"/>
    </style:style>
    <style:style style:name="P26" style:parent-style-name="Standard" style:family="paragraph">
      <style:text-properties style:font-name="Courier New"/>
    </style:style>
    <style:style style:name="P27" style:parent-style-name="Standard" style:list-style-name="LFO1" style:family="paragraph">
      <style:text-properties style:font-name="Courier New"/>
    </style:style>
    <style:style style:name="P28" style:parent-style-name="Standard" style:list-style-name="LFO1" style:family="paragraph">
      <style:text-properties style:font-name="Courier New"/>
    </style:style>
    <style:style style:name="P29" style:parent-style-name="Standard" style:list-style-name="LFO1" style:family="paragraph">
      <style:text-properties style:font-name="Courier New"/>
    </style:style>
    <style:style style:name="P30" style:parent-style-name="Standard" style:family="paragraph">
      <style:text-properties style:font-name="Courier New"/>
    </style:style>
    <style:style style:name="P31" style:parent-style-name="Standard" style:list-style-name="LFO1" style:family="paragraph">
      <style:text-properties style:font-name="Courier New"/>
    </style:style>
    <style:style style:name="P32" style:parent-style-name="Standard" style:family="paragraph">
      <style:text-properties style:font-name="Courier New"/>
    </style:style>
    <style:style style:name="P33" style:parent-style-name="Standard" style:list-style-name="LFO1" style:family="paragraph">
      <style:text-properties style:font-name="Courier New"/>
    </style:style>
    <style:style style:name="P34" style:parent-style-name="Standard" style:list-style-name="LFO1" style:family="paragraph">
      <style:text-properties style:font-name="Courier New"/>
    </style:style>
    <style:style style:name="P35" style:parent-style-name="Standard" style:list-style-name="LFO1" style:family="paragraph">
      <style:text-properties style:font-name="Courier New"/>
    </style:style>
    <style:style style:name="P36" style:parent-style-name="Standard" style:list-style-name="LFO1" style:family="paragraph">
      <style:text-properties style:font-name="Courier New"/>
    </style:style>
    <style:style style:name="P37" style:parent-style-name="Standard" style:family="paragraph">
      <style:text-properties style:font-name="Courier New"/>
    </style:style>
    <style:style style:name="P38" style:parent-style-name="Standard" style:family="paragraph">
      <style:text-properties style:font-name="Courier New" fo:font-weight="bold" style:font-weight-asian="bold" style:font-weight-complex="bold"/>
    </style:style>
    <style:style style:name="P39" style:parent-style-name="Standard" style:list-style-name="LFO2" style:family="paragraph">
      <style:text-properties style:font-name="Courier New" fo:font-weight="bold" style:font-weight-asian="bold" style:font-weight-complex="bold"/>
    </style:style>
    <style:style style:name="P40" style:parent-style-name="Standard" style:family="paragraph">
      <style:text-properties style:font-name="Courier New"/>
    </style:style>
    <style:style style:name="P41" style:parent-style-name="Standard" style:family="paragraph">
      <style:text-properties style:font-name="Courier New"/>
    </style:style>
    <style:style style:name="P42" style:parent-style-name="Standard" style:family="paragraph">
      <style:text-properties style:font-name="Courier New"/>
    </style:style>
    <style:style style:name="P43" style:parent-style-name="Standard" style:list-style-name="LFO3" style:family="paragraph"/>
    <style:style style:name="T44" style:parent-style-name="DefaultParagraphFont" style:family="text">
      <style:text-properties style:font-name="Courier New" fo:font-weight="bold" style:font-weight-asian="bold" style:font-weight-complex="bold"/>
    </style:style>
    <style:style style:name="P45" style:parent-style-name="Standard" style:family="paragraph">
      <style:text-properties style:font-name="Courier New"/>
    </style:style>
    <style:style style:name="P46" style:parent-style-name="Standard" style:family="paragraph">
      <style:text-properties style:font-name="Courier New"/>
    </style:style>
    <style:style style:name="P47" style:parent-style-name="Standard" style:family="paragraph">
      <style:text-properties style:font-name="Courier New"/>
    </style:style>
    <style:style style:name="P48" style:parent-style-name="Standard" style:family="paragraph">
      <style:text-properties style:font-name="Courier New"/>
    </style:style>
    <style:style style:name="P49" style:parent-style-name="Standard" style:list-style-name="LFO3" style:family="paragraph"/>
    <style:style style:name="T50" style:parent-style-name="DefaultParagraphFont" style:family="text">
      <style:text-properties style:font-name="Courier New" fo:font-weight="bold" style:font-weight-asian="bold" style:font-weight-complex="bold"/>
    </style:style>
    <style:style style:name="T51" style:parent-style-name="DefaultParagraphFont" style:family="text">
      <style:text-properties style:font-name="Courier New"/>
    </style:style>
    <style:style style:name="T52" style:parent-style-name="DefaultParagraphFont" style:family="text">
      <style:text-properties style:font-name="Courier New"/>
    </style:style>
    <style:style style:name="T53" style:parent-style-name="DefaultParagraphFont" style:family="text">
      <style:text-properties style:font-name="Courier New"/>
    </style:style>
    <style:style style:name="T54" style:parent-style-name="DefaultParagraphFont" style:family="text">
      <style:text-properties style:font-name="Courier New"/>
    </style:style>
    <style:style style:name="P55" style:parent-style-name="Standard" style:family="paragraph">
      <style:text-properties style:font-name="Courier New"/>
    </style:style>
    <style:style style:name="P56" style:parent-style-name="Standard" style:family="paragraph">
      <style:text-properties style:font-name="Courier New"/>
    </style:style>
    <style:style style:name="P57" style:parent-style-name="Standard" style:family="paragraph">
      <style:text-properties style:font-name="Courier New"/>
    </style:style>
    <style:style style:name="P58" style:parent-style-name="Standard" style:list-style-name="LFO3" style:family="paragraph"/>
    <style:style style:name="T59" style:parent-style-name="DefaultParagraphFont" style:family="text">
      <style:text-properties style:font-name="Courier New" fo:font-weight="bold" style:font-weight-asian="bold" style:font-weight-complex="bold"/>
    </style:style>
    <style:style style:name="T60" style:parent-style-name="DefaultParagraphFont" style:family="text">
      <style:text-properties style:font-name="Courier New"/>
    </style:style>
    <style:style style:name="T61" style:parent-style-name="DefaultParagraphFont" style:family="text">
      <style:text-properties style:font-name="Courier New"/>
    </style:style>
    <style:style style:name="T62" style:parent-style-name="DefaultParagraphFont" style:family="text">
      <style:text-properties style:font-name="Courier New"/>
    </style:style>
    <style:style style:name="T63" style:parent-style-name="DefaultParagraphFont" style:family="text">
      <style:text-properties style:font-name="Courier New"/>
    </style:style>
    <style:style style:name="T64" style:parent-style-name="DefaultParagraphFont" style:family="text">
      <style:text-properties style:font-name="Courier New"/>
    </style:style>
    <style:style style:name="T65" style:parent-style-name="DefaultParagraphFont" style:family="text">
      <style:text-properties style:font-name="Courier New"/>
    </style:style>
    <style:style style:name="P66" style:parent-style-name="Standard" style:list-style-name="LFO3" style:family="paragraph">
      <style:text-properties style:font-name="Courier New"/>
    </style:style>
    <style:style style:name="P67" style:parent-style-name="Standard" style:list-style-name="LFO3" style:family="paragraph">
      <style:text-properties style:font-name="Courier New"/>
    </style:style>
    <style:style style:name="P68" style:parent-style-name="Standard" style:list-style-name="LFO3" style:family="paragraph">
      <style:text-properties style:font-name="Courier New"/>
    </style:style>
    <style:style style:name="P69" style:parent-style-name="Standard" style:family="paragraph">
      <style:text-properties style:font-name="Courier New"/>
    </style:style>
    <style:style style:name="P70" style:parent-style-name="Standard" style:list-style-name="LFO3" style:family="paragraph">
      <style:text-properties style:font-name="Courier New"/>
    </style:style>
    <style:style style:name="P71" style:parent-style-name="Standard" style:family="paragraph">
      <style:text-properties style:font-name="Courier New" fo:font-weight="bold" style:font-weight-asian="bold" style:font-weight-complex="bold"/>
    </style:style>
    <style:style style:name="P72" style:parent-style-name="Standard" style:list-style-name="LFO4" style:family="paragraph">
      <style:text-properties style:font-name="Courier New"/>
    </style:style>
    <style:style style:name="P73" style:parent-style-name="Standard" style:family="paragraph">
      <style:text-properties style:font-name="Courier New"/>
    </style:style>
    <style:style style:name="P74" style:parent-style-name="Standard" style:list-style-name="LFO5" style:family="paragraph">
      <style:text-properties style:font-name="Courier New"/>
    </style:style>
    <style:style style:name="P75" style:parent-style-name="Standard" style:family="paragraph">
      <style:text-properties style:font-name="Courier New"/>
    </style:style>
    <style:style style:name="P76" style:parent-style-name="Standard" style:list-style-name="LFO5" style:family="paragraph">
      <style:text-properties style:font-name="Courier New"/>
    </style:style>
    <style:style style:name="P77" style:parent-style-name="Standard" style:list-style-name="LFO5" style:family="paragraph">
      <style:text-properties style:font-name="Courier New"/>
    </style:style>
    <style:style style:name="P78" style:parent-style-name="Standard" style:family="paragraph">
      <style:text-properties style:font-name="Courier New" fo:font-weight="bold" style:font-weight-asian="bold" style:font-weight-complex="bold"/>
    </style:style>
    <style:style style:name="P79" style:parent-style-name="Standard" style:family="paragraph">
      <style:text-properties style:font-name="Courier New" fo:font-weight="bold" style:font-weight-asian="bold" style:font-weight-complex="bold"/>
    </style:style>
    <style:style style:name="P80" style:parent-style-name="Standard" style:family="paragraph">
      <style:text-properties style:font-name="Courier New" fo:font-weight="bold" style:font-weight-asian="bold" style:font-weight-complex="bold"/>
    </style:style>
    <style:style style:name="P81" style:parent-style-name="Standard" style:list-style-name="LFO6" style:family="paragraph">
      <style:text-properties style:font-name="Courier New"/>
    </style:style>
    <style:style style:name="P82" style:parent-style-name="Standard" style:list-style-name="LFO6" style:family="paragraph">
      <style:text-properties style:font-name="Courier New"/>
    </style:style>
    <style:style style:name="P83" style:parent-style-name="Standard" style:list-style-name="LFO6" style:family="paragraph">
      <style:text-properties style:font-name="Courier New"/>
    </style:style>
    <style:style style:name="P84" style:parent-style-name="Standard" style:list-style-name="LFO6" style:family="paragraph">
      <style:text-properties style:font-name="Courier New"/>
    </style:style>
    <style:style style:name="P85" style:parent-style-name="Standard" style:list-style-name="LFO6" style:family="paragraph">
      <style:text-properties style:font-name="Courier New"/>
    </style:style>
    <style:style style:name="P86" style:parent-style-name="Standard" style:list-style-name="LFO6" style:family="paragraph">
      <style:text-properties style:font-name="Courier New"/>
    </style:style>
    <style:style style:name="P87" style:parent-style-name="Standard" style:list-style-name="LFO6" style:family="paragraph">
      <style:text-properties style:font-name="Courier New"/>
    </style:style>
    <style:style style:name="P88" style:parent-style-name="Standard" style:list-style-name="LFO6" style:family="paragraph">
      <style:text-properties style:font-name="Courier New"/>
    </style:style>
    <style:style style:name="P89" style:parent-style-name="Standard" style:list-style-name="LFO6" style:family="paragraph">
      <style:text-properties style:font-name="Courier New"/>
    </style:style>
    <style:style style:name="P90" style:parent-style-name="Standard" style:list-style-name="LFO6" style:family="paragraph">
      <style:text-properties style:font-name="Courier New"/>
    </style:style>
    <style:style style:name="P91" style:parent-style-name="Standard" style:family="paragraph">
      <style:text-properties style:font-name="Courier New"/>
    </style:style>
    <style:style style:name="P92" style:parent-style-name="Standard" style:family="paragraph">
      <style:text-properties style:font-name="Courier New" fo:font-weight="bold" style:font-weight-asian="bold" style:font-weight-complex="bold"/>
    </style:style>
    <style:style style:name="P93" style:parent-style-name="Standard" style:family="paragraph">
      <style:text-properties style:font-name="Courier New"/>
    </style:style>
    <style:style style:name="P94" style:parent-style-name="Standard" style:list-style-name="LFO7" style:family="paragraph"/>
    <style:style style:name="T95" style:parent-style-name="DefaultParagraphFont" style:family="text">
      <style:text-properties style:font-name="Courier New" style:text-underline-type="single" style:text-underline-style="solid" style:text-underline-width="auto" style:text-underline-mode="continuous"/>
    </style:style>
    <style:style style:name="T96" style:parent-style-name="DefaultParagraphFont" style:family="text">
      <style:text-properties style:font-name="Courier New" style:text-underline-type="single" style:text-underline-style="solid" style:text-underline-width="auto" style:text-underline-mode="continuous"/>
    </style:style>
    <style:style style:name="T97" style:parent-style-name="DefaultParagraphFont" style:family="text">
      <style:text-properties style:font-name="Courier New"/>
    </style:style>
    <style:style style:name="T98" style:parent-style-name="DefaultParagraphFont" style:family="text">
      <style:text-properties style:font-name="Courier New"/>
    </style:style>
    <style:style style:name="T99" style:parent-style-name="DefaultParagraphFont" style:family="text">
      <style:text-properties style:font-name="Courier New"/>
    </style:style>
    <style:style style:name="P100" style:parent-style-name="Standard" style:family="paragraph">
      <style:text-properties style:font-name="Courier New"/>
    </style:style>
    <style:style style:name="P101" style:parent-style-name="Standard" style:family="paragraph">
      <style:text-properties style:font-name="Courier New"/>
    </style:style>
    <style:style style:name="P102" style:parent-style-name="Standard" style:family="paragraph">
      <style:text-properties style:font-name="Courier New"/>
    </style:style>
    <style:style style:name="P103" style:parent-style-name="Standard" style:family="paragraph">
      <style:text-properties style:font-name="Courier New"/>
    </style:style>
    <style:style style:name="P104" style:parent-style-name="Standard" style:family="paragraph">
      <style:text-properties style:font-name="Courier New" fo:font-weight="bold" style:font-weight-asian="bold" style:font-weight-complex="bold"/>
    </style:style>
    <style:style style:name="P105" style:parent-style-name="Standard" style:family="paragraph">
      <style:text-properties style:font-name="Courier New" fo:font-weight="bold" style:font-weight-asian="bold" style:font-weight-complex="bold" style:text-underline-type="double" style:text-underline-style="solid" style:text-underline-width="auto" style:text-underline-mode="continuous"/>
    </style:style>
    <style:style style:name="T106" style:parent-style-name="DefaultParagraphFont" style:family="text">
      <style:text-properties style:font-name="Courier New"/>
    </style:style>
    <style:style style:name="T107" style:parent-style-name="DefaultParagraphFont" style:family="text">
      <style:text-properties style:font-name="Courier New" style:text-underline-type="single" style:text-underline-style="solid" style:text-underline-width="auto" style:text-underline-mode="continuous"/>
    </style:style>
    <style:style style:name="T108" style:parent-style-name="DefaultParagraphFont" style:family="text">
      <style:text-properties style:font-name="Courier New"/>
    </style:style>
    <style:style style:name="T109" style:parent-style-name="DefaultParagraphFont" style:family="text">
      <style:text-properties style:font-name="Courier New"/>
    </style:style>
    <style:style style:name="P110" style:parent-style-name="Standard" style:family="paragraph">
      <style:text-properties style:font-name="Courier New" fo:font-weight="bold" style:font-weight-asian="bold" style:font-weight-complex="bold"/>
    </style:style>
    <style:style style:name="T111" style:parent-style-name="DefaultParagraphFont" style:family="text">
      <style:text-properties style:font-name="Courier New"/>
    </style:style>
    <style:style style:name="T112" style:parent-style-name="DefaultParagraphFont" style:family="text">
      <style:text-properties style:font-name="Courier New" style:text-underline-type="single" style:text-underline-style="solid" style:text-underline-width="auto" style:text-underline-mode="continuous"/>
    </style:style>
    <style:style style:name="T113" style:parent-style-name="DefaultParagraphFont" style:family="text">
      <style:text-properties style:font-name="Courier New"/>
    </style:style>
    <style:style style:name="T114" style:parent-style-name="DefaultParagraphFont" style:family="text">
      <style:text-properties style:font-name="Courier New"/>
    </style:style>
    <style:style style:name="T115" style:parent-style-name="DefaultParagraphFont" style:family="text">
      <style:text-properties style:font-name="Courier New" style:text-underline-type="single" style:text-underline-style="solid" style:text-underline-width="auto" style:text-underline-mode="continuous"/>
    </style:style>
    <style:style style:name="T116" style:parent-style-name="DefaultParagraphFont" style:family="text">
      <style:text-properties style:font-name="Courier New"/>
    </style:style>
    <style:style style:name="P117" style:parent-style-name="Standard" style:family="paragraph">
      <style:text-properties style:font-name="Courier New" fo:font-weight="bold" style:font-weight-asian="bold" style:font-weight-complex="bold"/>
    </style:style>
    <style:style style:name="T118" style:parent-style-name="DefaultParagraphFont" style:family="text">
      <style:text-properties style:font-name="Courier New"/>
    </style:style>
    <style:style style:name="T119" style:parent-style-name="DefaultParagraphFont" style:family="text">
      <style:text-properties style:font-name="Courier New" style:text-underline-type="single" style:text-underline-style="solid" style:text-underline-width="auto" style:text-underline-mode="continuous"/>
    </style:style>
    <style:style style:name="T120" style:parent-style-name="DefaultParagraphFont" style:family="text">
      <style:text-properties style:font-name="Courier New"/>
    </style:style>
    <style:style style:name="T121" style:parent-style-name="DefaultParagraphFont" style:family="text">
      <style:text-properties style:font-name="Courier New"/>
    </style:style>
    <style:style style:name="T122" style:parent-style-name="DefaultParagraphFont" style:family="text">
      <style:text-properties style:font-name="Courier New" style:text-underline-type="single" style:text-underline-style="solid" style:text-underline-width="auto" style:text-underline-mode="continuous"/>
    </style:style>
    <style:style style:name="T123" style:parent-style-name="DefaultParagraphFont" style:family="text">
      <style:text-properties style:font-name="Courier New"/>
    </style:style>
    <style:style style:name="T124" style:parent-style-name="DefaultParagraphFont" style:family="text">
      <style:text-properties style:font-name="Courier New"/>
    </style:style>
    <style:style style:name="P125" style:parent-style-name="Standard" style:family="paragraph">
      <style:text-properties style:font-name="Courier New" fo:font-weight="bold" style:font-weight-asian="bold" style:font-weight-complex="bold"/>
    </style:style>
    <style:style style:name="T126" style:parent-style-name="DefaultParagraphFont" style:family="text">
      <style:text-properties style:font-name="Courier New"/>
    </style:style>
    <style:style style:name="T127" style:parent-style-name="DefaultParagraphFont" style:family="text">
      <style:text-properties style:font-name="Courier New" style:text-underline-type="single" style:text-underline-style="solid" style:text-underline-width="auto" style:text-underline-mode="continuous"/>
    </style:style>
    <style:style style:name="T128" style:parent-style-name="DefaultParagraphFont" style:family="text">
      <style:text-properties style:font-name="Courier New"/>
    </style:style>
    <style:style style:name="T129" style:parent-style-name="DefaultParagraphFont" style:family="text">
      <style:text-properties style:font-name="Courier New"/>
    </style:style>
    <style:style style:name="T130" style:parent-style-name="DefaultParagraphFont" style:family="text">
      <style:text-properties style:font-name="Courier New" style:text-underline-type="single" style:text-underline-style="solid" style:text-underline-width="auto" style:text-underline-mode="continuous"/>
    </style:style>
    <style:style style:name="T131" style:parent-style-name="DefaultParagraphFont" style:family="text">
      <style:text-properties style:font-name="Courier New"/>
    </style:style>
    <style:style style:name="P132" style:parent-style-name="Standard" style:family="paragraph">
      <style:text-properties style:font-name="Courier New" fo:font-weight="bold" style:font-weight-asian="bold" style:font-weight-complex="bold"/>
    </style:style>
    <style:style style:name="T133" style:parent-style-name="DefaultParagraphFont" style:family="text">
      <style:text-properties style:font-name="Courier New"/>
    </style:style>
    <style:style style:name="T134" style:parent-style-name="DefaultParagraphFont" style:family="text">
      <style:text-properties style:font-name="Courier New" style:text-underline-type="single" style:text-underline-style="solid" style:text-underline-width="auto" style:text-underline-mode="continuous"/>
    </style:style>
    <style:style style:name="T135" style:parent-style-name="DefaultParagraphFont" style:family="text">
      <style:text-properties style:font-name="Courier New"/>
    </style:style>
    <style:style style:name="T136" style:parent-style-name="DefaultParagraphFont" style:family="text">
      <style:text-properties style:font-name="Courier New"/>
    </style:style>
    <style:style style:name="T137" style:parent-style-name="DefaultParagraphFont" style:family="text">
      <style:text-properties style:font-name="Courier New" style:text-underline-type="single" style:text-underline-style="solid" style:text-underline-width="auto" style:text-underline-mode="continuous"/>
    </style:style>
    <style:style style:name="T138" style:parent-style-name="DefaultParagraphFont" style:family="text">
      <style:text-properties style:font-name="Courier New"/>
    </style:style>
    <style:style style:name="T139" style:parent-style-name="DefaultParagraphFont" style:family="text">
      <style:text-properties style:font-name="Courier New"/>
    </style:style>
    <style:style style:name="P140" style:parent-style-name="Standard" style:family="paragraph">
      <style:text-properties style:font-name="Courier New" fo:font-weight="bold" style:font-weight-asian="bold" style:font-weight-complex="bold"/>
    </style:style>
    <style:style style:name="T141" style:parent-style-name="DefaultParagraphFont" style:family="text">
      <style:text-properties style:font-name="Courier New"/>
    </style:style>
    <style:style style:name="T142" style:parent-style-name="DefaultParagraphFont" style:family="text">
      <style:text-properties style:font-name="Courier New" style:text-underline-type="single" style:text-underline-style="solid" style:text-underline-width="auto" style:text-underline-mode="continuous"/>
    </style:style>
    <style:style style:name="T143" style:parent-style-name="DefaultParagraphFont" style:family="text">
      <style:text-properties style:font-name="Courier New"/>
    </style:style>
    <style:style style:name="T144" style:parent-style-name="DefaultParagraphFont" style:family="text">
      <style:text-properties style:font-name="Courier New"/>
    </style:style>
    <style:style style:name="T145" style:parent-style-name="DefaultParagraphFont" style:family="text">
      <style:text-properties style:font-name="Courier New" style:text-underline-type="single" style:text-underline-style="solid" style:text-underline-width="auto" style:text-underline-mode="continuous"/>
    </style:style>
    <style:style style:name="T146" style:parent-style-name="DefaultParagraphFont" style:family="text">
      <style:text-properties style:font-name="Courier New"/>
    </style:style>
    <style:style style:name="P147" style:parent-style-name="Standard" style:family="paragraph">
      <style:text-properties style:font-name="Courier New" fo:font-weight="bold" style:font-weight-asian="bold" style:font-weight-complex="bold"/>
    </style:style>
    <style:style style:name="T148" style:parent-style-name="DefaultParagraphFont" style:family="text">
      <style:text-properties style:font-name="Courier New"/>
    </style:style>
    <style:style style:name="T149" style:parent-style-name="DefaultParagraphFont" style:family="text">
      <style:text-properties style:font-name="Courier New"/>
    </style:style>
    <style:style style:name="T150" style:parent-style-name="DefaultParagraphFont" style:family="text">
      <style:text-properties style:font-name="Courier New" style:text-underline-type="single" style:text-underline-style="solid" style:text-underline-width="auto" style:text-underline-mode="continuous"/>
    </style:style>
    <style:style style:name="T151" style:parent-style-name="DefaultParagraphFont" style:family="text">
      <style:text-properties style:font-name="Courier New"/>
    </style:style>
    <style:style style:name="T152" style:parent-style-name="DefaultParagraphFont" style:family="text">
      <style:text-properties style:font-name="Courier New"/>
    </style:style>
    <style:style style:name="T153" style:parent-style-name="DefaultParagraphFont" style:family="text">
      <style:text-properties style:font-name="Courier New" style:text-underline-type="single" style:text-underline-style="solid" style:text-underline-width="auto" style:text-underline-mode="continuous"/>
    </style:style>
    <style:style style:name="T154" style:parent-style-name="DefaultParagraphFont" style:family="text">
      <style:text-properties style:font-name="Courier New"/>
    </style:style>
    <style:style style:name="P155" style:parent-style-name="Standard" style:family="paragraph">
      <style:text-properties style:font-name="Courier New" fo:font-weight="bold" style:font-weight-asian="bold" style:font-weight-complex="bold"/>
    </style:style>
    <style:style style:name="T156" style:parent-style-name="DefaultParagraphFont" style:family="text">
      <style:text-properties style:font-name="Courier New"/>
    </style:style>
    <style:style style:name="T157" style:parent-style-name="DefaultParagraphFont" style:family="text">
      <style:text-properties style:font-name="Courier New"/>
    </style:style>
    <style:style style:name="T158" style:parent-style-name="DefaultParagraphFont" style:family="text">
      <style:text-properties style:font-name="Courier New"/>
    </style:style>
    <style:style style:name="T159" style:parent-style-name="DefaultParagraphFont" style:family="text">
      <style:text-properties style:font-name="Courier New"/>
    </style:style>
    <style:style style:name="T160" style:parent-style-name="DefaultParagraphFont" style:family="text">
      <style:text-properties style:font-name="Courier New" style:text-underline-type="single" style:text-underline-style="solid" style:text-underline-width="auto" style:text-underline-mode="continuous"/>
    </style:style>
    <style:style style:name="T161" style:parent-style-name="DefaultParagraphFont" style:family="text">
      <style:text-properties style:font-name="Courier New"/>
    </style:style>
    <style:style style:name="T162" style:parent-style-name="DefaultParagraphFont" style:family="text">
      <style:text-properties style:font-name="Courier New" style:text-underline-type="single" style:text-underline-style="solid" style:text-underline-width="auto" style:text-underline-mode="continuous"/>
    </style:style>
    <style:style style:name="T163" style:parent-style-name="DefaultParagraphFont" style:family="text">
      <style:text-properties style:font-name="Courier New"/>
    </style:style>
    <style:style style:name="T164" style:parent-style-name="DefaultParagraphFont" style:family="text">
      <style:text-properties style:font-name="Courier New" style:text-underline-type="single" style:text-underline-style="solid" style:text-underline-width="auto" style:text-underline-mode="continuous"/>
    </style:style>
    <style:style style:name="T165" style:parent-style-name="DefaultParagraphFont" style:family="text">
      <style:text-properties style:font-name="Courier New"/>
    </style:style>
    <style:style style:name="P166" style:parent-style-name="Standard" style:family="paragraph">
      <style:text-properties style:font-name="Courier New" fo:font-weight="bold" style:font-weight-asian="bold" style:font-weight-complex="bold"/>
    </style:style>
    <style:style style:name="T167" style:parent-style-name="DefaultParagraphFont" style:family="text">
      <style:text-properties style:font-name="Courier New"/>
    </style:style>
    <style:style style:name="T168" style:parent-style-name="DefaultParagraphFont" style:family="text">
      <style:text-properties style:font-name="Courier New"/>
    </style:style>
    <style:style style:name="T169" style:parent-style-name="DefaultParagraphFont" style:family="text">
      <style:text-properties style:font-name="Courier New" style:text-underline-type="single" style:text-underline-style="solid" style:text-underline-width="auto" style:text-underline-mode="continuous"/>
    </style:style>
    <style:style style:name="T170" style:parent-style-name="DefaultParagraphFont" style:family="text">
      <style:text-properties style:font-name="Courier New"/>
    </style:style>
    <style:style style:name="T171" style:parent-style-name="DefaultParagraphFont" style:family="text">
      <style:text-properties style:font-name="Courier New"/>
    </style:style>
    <style:style style:name="T172" style:parent-style-name="DefaultParagraphFont" style:family="text">
      <style:text-properties style:font-name="Courier New" style:text-underline-type="single" style:text-underline-style="solid" style:text-underline-width="auto" style:text-underline-mode="continuous"/>
    </style:style>
    <style:style style:name="T173" style:parent-style-name="DefaultParagraphFont" style:family="text">
      <style:text-properties style:font-name="Courier New"/>
    </style:style>
    <style:style style:name="T174" style:parent-style-name="DefaultParagraphFont" style:family="text">
      <style:text-properties style:font-name="Courier New"/>
    </style:style>
    <style:style style:name="T175" style:parent-style-name="DefaultParagraphFont" style:family="text">
      <style:text-properties style:font-name="Courier New"/>
    </style:style>
    <style:style style:name="P176" style:parent-style-name="Standard" style:family="paragraph">
      <style:text-properties style:font-name="Courier New" fo:font-weight="bold" style:font-weight-asian="bold" style:font-weight-complex="bold"/>
    </style:style>
    <style:style style:name="T177" style:parent-style-name="DefaultParagraphFont" style:family="text">
      <style:text-properties style:font-name="Courier New"/>
    </style:style>
    <style:style style:name="T178" style:parent-style-name="DefaultParagraphFont" style:family="text">
      <style:text-properties style:font-name="Courier New" style:text-underline-type="single" style:text-underline-style="solid" style:text-underline-width="auto" style:text-underline-mode="continuous"/>
    </style:style>
    <style:style style:name="T179" style:parent-style-name="DefaultParagraphFont" style:family="text">
      <style:text-properties style:font-name="Courier New"/>
    </style:style>
    <style:style style:name="T180" style:parent-style-name="DefaultParagraphFont" style:family="text">
      <style:text-properties style:font-name="Courier New" style:text-underline-type="single" style:text-underline-style="solid" style:text-underline-width="auto" style:text-underline-mode="continuous"/>
    </style:style>
    <style:style style:name="T181" style:parent-style-name="DefaultParagraphFont" style:family="text">
      <style:text-properties style:font-name="Courier New"/>
    </style:style>
    <style:style style:name="T182" style:parent-style-name="DefaultParagraphFont" style:family="text">
      <style:text-properties style:font-name="Courier New" style:text-underline-type="single" style:text-underline-style="solid" style:text-underline-width="auto" style:text-underline-mode="continuous"/>
    </style:style>
    <style:style style:name="T183" style:parent-style-name="DefaultParagraphFont" style:family="text">
      <style:text-properties style:font-name="Courier New"/>
    </style:style>
    <style:style style:name="T184" style:parent-style-name="DefaultParagraphFont" style:family="text">
      <style:text-properties style:font-name="Courier New" style:text-underline-type="single" style:text-underline-style="solid" style:text-underline-width="auto" style:text-underline-mode="continuous"/>
    </style:style>
    <style:style style:name="T185" style:parent-style-name="DefaultParagraphFont" style:family="text">
      <style:text-properties style:font-name="Courier New"/>
    </style:style>
    <style:style style:name="P186" style:parent-style-name="Standard" style:family="paragraph">
      <style:text-properties style:font-name="Courier New" fo:font-weight="bold" style:font-weight-asian="bold" style:font-weight-complex="bold"/>
    </style:style>
    <style:style style:name="T187" style:parent-style-name="DefaultParagraphFont" style:family="text">
      <style:text-properties style:font-name="Courier New"/>
    </style:style>
    <style:style style:name="T188" style:parent-style-name="DefaultParagraphFont" style:family="text">
      <style:text-properties style:font-name="Courier New" style:text-underline-type="single" style:text-underline-style="solid" style:text-underline-width="auto" style:text-underline-mode="continuous"/>
    </style:style>
    <style:style style:name="T189" style:parent-style-name="DefaultParagraphFont" style:family="text">
      <style:text-properties style:font-name="Courier New"/>
    </style:style>
    <style:style style:name="T190" style:parent-style-name="DefaultParagraphFont" style:family="text">
      <style:text-properties style:font-name="Courier New"/>
    </style:style>
    <style:style style:name="T191" style:parent-style-name="DefaultParagraphFont" style:family="text">
      <style:text-properties style:font-name="Courier New" style:text-underline-type="single" style:text-underline-style="solid" style:text-underline-width="auto" style:text-underline-mode="continuous"/>
    </style:style>
    <style:style style:name="T192" style:parent-style-name="DefaultParagraphFont" style:family="text">
      <style:text-properties style:font-name="Courier New"/>
    </style:style>
    <style:style style:name="T193" style:parent-style-name="DefaultParagraphFont" style:family="text">
      <style:text-properties style:font-name="Courier New" style:text-underline-type="single" style:text-underline-style="solid" style:text-underline-width="auto" style:text-underline-mode="continuous"/>
    </style:style>
    <style:style style:name="T194" style:parent-style-name="DefaultParagraphFont" style:family="text">
      <style:text-properties style:font-name="Courier New"/>
    </style:style>
    <style:style style:name="T195" style:parent-style-name="DefaultParagraphFont" style:family="text">
      <style:text-properties style:font-name="Courier New" style:text-underline-type="single" style:text-underline-style="solid" style:text-underline-width="auto" style:text-underline-mode="continuous"/>
    </style:style>
    <style:style style:name="T196" style:parent-style-name="DefaultParagraphFont" style:family="text">
      <style:text-properties style:font-name="Courier New"/>
    </style:style>
    <style:style style:name="T197" style:parent-style-name="DefaultParagraphFont" style:family="text">
      <style:text-properties style:font-name="Courier New" style:text-underline-type="single" style:text-underline-style="solid" style:text-underline-width="auto" style:text-underline-mode="continuous"/>
    </style:style>
    <style:style style:name="T198" style:parent-style-name="DefaultParagraphFont" style:family="text">
      <style:text-properties style:font-name="Courier New"/>
    </style:style>
    <style:style style:name="P199" style:parent-style-name="Standard" style:family="paragraph">
      <style:text-properties style:font-name="Courier New" fo:font-weight="bold" style:font-weight-asian="bold" style:font-weight-complex="bold"/>
    </style:style>
    <style:style style:name="T200" style:parent-style-name="DefaultParagraphFont" style:family="text">
      <style:text-properties style:font-name="Courier New"/>
    </style:style>
    <style:style style:name="T201" style:parent-style-name="DefaultParagraphFont" style:family="text">
      <style:text-properties style:font-name="Courier New" style:text-underline-type="single" style:text-underline-style="solid" style:text-underline-width="auto" style:text-underline-mode="continuous"/>
    </style:style>
    <style:style style:name="T202" style:parent-style-name="DefaultParagraphFont" style:family="text">
      <style:text-properties style:font-name="Courier New"/>
    </style:style>
    <style:style style:name="T203" style:parent-style-name="DefaultParagraphFont" style:family="text">
      <style:text-properties style:font-name="Courier New"/>
    </style:style>
    <style:style style:name="T204" style:parent-style-name="DefaultParagraphFont" style:family="text">
      <style:text-properties style:font-name="Courier New" style:text-underline-type="single" style:text-underline-style="solid" style:text-underline-width="auto" style:text-underline-mode="continuous"/>
    </style:style>
    <style:style style:name="T205" style:parent-style-name="DefaultParagraphFont" style:family="text">
      <style:text-properties style:font-name="Courier New" style:text-underline-type="single" style:text-underline-style="solid" style:text-underline-width="auto" style:text-underline-mode="continuous"/>
    </style:style>
    <style:style style:name="T206" style:parent-style-name="DefaultParagraphFont" style:family="text">
      <style:text-properties style:font-name="Courier New"/>
    </style:style>
    <style:style style:name="P207" style:parent-style-name="Standard" style:family="paragraph">
      <style:text-properties style:font-name="Courier New" fo:font-weight="bold" style:font-weight-asian="bold" style:font-weight-complex="bold"/>
    </style:style>
    <style:style style:name="T208" style:parent-style-name="DefaultParagraphFont" style:family="text">
      <style:text-properties style:font-name="Courier New"/>
    </style:style>
    <style:style style:name="T209" style:parent-style-name="DefaultParagraphFont" style:family="text">
      <style:text-properties style:font-name="Courier New" style:text-underline-type="single" style:text-underline-style="solid" style:text-underline-width="auto" style:text-underline-mode="continuous"/>
    </style:style>
    <style:style style:name="T210" style:parent-style-name="DefaultParagraphFont" style:family="text">
      <style:text-properties style:font-name="Courier New"/>
    </style:style>
    <style:style style:name="T211" style:parent-style-name="DefaultParagraphFont" style:family="text">
      <style:text-properties style:font-name="Courier New"/>
    </style:style>
    <style:style style:name="T212" style:parent-style-name="DefaultParagraphFont" style:family="text">
      <style:text-properties style:font-name="Courier New" style:text-underline-type="single" style:text-underline-style="solid" style:text-underline-width="auto" style:text-underline-mode="continuous"/>
    </style:style>
    <style:style style:name="T213" style:parent-style-name="DefaultParagraphFont" style:family="text">
      <style:text-properties style:font-name="Courier New"/>
    </style:style>
    <style:style style:name="P214" style:parent-style-name="Standard" style:family="paragraph">
      <style:text-properties style:font-name="Courier New" fo:font-weight="bold" style:font-weight-asian="bold" style:font-weight-complex="bold"/>
    </style:style>
    <style:style style:name="T215" style:parent-style-name="DefaultParagraphFont" style:family="text">
      <style:text-properties style:font-name="Courier New"/>
    </style:style>
    <style:style style:name="T216" style:parent-style-name="DefaultParagraphFont" style:family="text">
      <style:text-properties style:font-name="Courier New" style:text-underline-type="single" style:text-underline-style="solid" style:text-underline-width="auto" style:text-underline-mode="continuous"/>
    </style:style>
    <style:style style:name="T217" style:parent-style-name="DefaultParagraphFont" style:family="text">
      <style:text-properties style:font-name="Courier New"/>
    </style:style>
    <style:style style:name="T218" style:parent-style-name="DefaultParagraphFont" style:family="text">
      <style:text-properties style:font-name="Courier New" style:text-underline-type="single" style:text-underline-style="solid" style:text-underline-width="auto" style:text-underline-mode="continuous"/>
    </style:style>
    <style:style style:name="T219" style:parent-style-name="DefaultParagraphFont" style:family="text">
      <style:text-properties style:font-name="Courier New"/>
    </style:style>
    <style:style style:name="P220" style:parent-style-name="Standard" style:family="paragraph">
      <style:text-properties style:font-name="Courier New" fo:font-weight="bold" style:font-weight-asian="bold" style:font-weight-complex="bold"/>
    </style:style>
    <style:style style:name="T221" style:parent-style-name="DefaultParagraphFont" style:family="text">
      <style:text-properties style:font-name="Courier New"/>
    </style:style>
    <style:style style:name="T222" style:parent-style-name="DefaultParagraphFont" style:family="text">
      <style:text-properties style:font-name="Courier New" style:text-underline-type="single" style:text-underline-style="solid" style:text-underline-width="auto" style:text-underline-mode="continuous"/>
    </style:style>
    <style:style style:name="T223" style:parent-style-name="DefaultParagraphFont" style:family="text">
      <style:text-properties style:font-name="Courier New"/>
    </style:style>
    <style:style style:name="T224" style:parent-style-name="DefaultParagraphFont" style:family="text">
      <style:text-properties style:font-name="Courier New" style:text-underline-type="single" style:text-underline-style="solid" style:text-underline-width="auto" style:text-underline-mode="continuous"/>
    </style:style>
    <style:style style:name="T225" style:parent-style-name="DefaultParagraphFont" style:family="text">
      <style:text-properties style:font-name="Courier New"/>
    </style:style>
    <style:style style:name="P226" style:parent-style-name="Standard" style:family="paragraph">
      <style:text-properties style:font-name="Courier New" fo:font-weight="bold" style:font-weight-asian="bold" style:font-weight-complex="bold"/>
    </style:style>
    <style:style style:name="T227" style:parent-style-name="DefaultParagraphFont" style:family="text">
      <style:text-properties style:font-name="Courier New"/>
    </style:style>
    <style:style style:name="T228" style:parent-style-name="DefaultParagraphFont" style:family="text">
      <style:text-properties style:font-name="Courier New" style:text-underline-type="single" style:text-underline-style="solid" style:text-underline-width="auto" style:text-underline-mode="continuous"/>
    </style:style>
    <style:style style:name="T229" style:parent-style-name="DefaultParagraphFont" style:family="text">
      <style:text-properties style:font-name="Courier New"/>
    </style:style>
    <style:style style:name="T230" style:parent-style-name="DefaultParagraphFont" style:family="text">
      <style:text-properties style:font-name="Courier New" style:text-underline-type="single" style:text-underline-style="solid" style:text-underline-width="auto" style:text-underline-mode="continuous"/>
    </style:style>
    <style:style style:name="T231" style:parent-style-name="DefaultParagraphFont" style:family="text">
      <style:text-properties style:font-name="Courier New"/>
    </style:style>
    <style:style style:name="T232" style:parent-style-name="DefaultParagraphFont" style:family="text">
      <style:text-properties style:font-name="Courier New" style:text-underline-type="single" style:text-underline-style="solid" style:text-underline-width="auto" style:text-underline-mode="continuous"/>
    </style:style>
    <style:style style:name="T233" style:parent-style-name="DefaultParagraphFont" style:family="text">
      <style:text-properties style:font-name="Courier New"/>
    </style:style>
    <style:style style:name="P234" style:parent-style-name="Standard" style:family="paragraph">
      <style:text-properties style:font-name="Courier New" fo:font-weight="bold" style:font-weight-asian="bold" style:font-weight-complex="bold"/>
    </style:style>
    <style:style style:name="T235" style:parent-style-name="DefaultParagraphFont" style:family="text">
      <style:text-properties style:font-name="Courier New"/>
    </style:style>
    <style:style style:name="T236" style:parent-style-name="DefaultParagraphFont" style:family="text">
      <style:text-properties style:font-name="Courier New" style:text-underline-type="single" style:text-underline-style="solid" style:text-underline-width="auto" style:text-underline-mode="continuous"/>
    </style:style>
    <style:style style:name="T237" style:parent-style-name="DefaultParagraphFont" style:family="text">
      <style:text-properties style:font-name="Courier New"/>
    </style:style>
    <style:style style:name="P238" style:parent-style-name="Standard" style:family="paragraph">
      <style:text-properties style:font-name="Courier New" fo:font-weight="bold" style:font-weight-asian="bold" style:font-weight-complex="bold"/>
    </style:style>
    <style:style style:name="T239" style:parent-style-name="DefaultParagraphFont" style:family="text">
      <style:text-properties style:font-name="Courier New"/>
    </style:style>
    <style:style style:name="T240" style:parent-style-name="DefaultParagraphFont" style:family="text">
      <style:text-properties style:font-name="Courier New" style:text-underline-type="single" style:text-underline-style="solid" style:text-underline-width="auto" style:text-underline-mode="continuous"/>
    </style:style>
    <style:style style:name="T241" style:parent-style-name="DefaultParagraphFont" style:family="text">
      <style:text-properties style:font-name="Courier New"/>
    </style:style>
    <style:style style:name="T242" style:parent-style-name="DefaultParagraphFont" style:family="text">
      <style:text-properties style:font-name="Courier New"/>
    </style:style>
    <style:style style:name="P243" style:parent-style-name="Standard" style:family="paragraph">
      <style:text-properties style:font-name="Courier New" fo:font-weight="bold" style:font-weight-asian="bold" style:font-weight-complex="bold"/>
    </style:style>
    <style:style style:name="T244" style:parent-style-name="DefaultParagraphFont" style:family="text">
      <style:text-properties style:font-name="Courier New"/>
    </style:style>
    <style:style style:name="T245" style:parent-style-name="DefaultParagraphFont" style:family="text">
      <style:text-properties style:font-name="Courier New" style:text-underline-type="single" style:text-underline-style="solid" style:text-underline-width="auto" style:text-underline-mode="continuous"/>
    </style:style>
    <style:style style:name="T246" style:parent-style-name="DefaultParagraphFont" style:family="text">
      <style:text-properties style:font-name="Courier New"/>
    </style:style>
    <style:style style:name="P247" style:parent-style-name="Standard" style:family="paragraph">
      <style:text-properties style:font-name="Courier New" fo:font-weight="bold" style:font-weight-asian="bold" style:font-weight-complex="bold"/>
    </style:style>
    <style:style style:name="T248" style:parent-style-name="DefaultParagraphFont" style:family="text">
      <style:text-properties style:font-name="Courier New"/>
    </style:style>
    <style:style style:name="T249" style:parent-style-name="DefaultParagraphFont" style:family="text">
      <style:text-properties style:font-name="Courier New" style:text-underline-type="single" style:text-underline-style="solid" style:text-underline-width="auto" style:text-underline-mode="continuous"/>
    </style:style>
    <style:style style:name="T250" style:parent-style-name="DefaultParagraphFont" style:family="text">
      <style:text-properties style:font-name="Courier New"/>
    </style:style>
    <style:style style:name="T251" style:parent-style-name="DefaultParagraphFont" style:family="text">
      <style:text-properties style:font-name="Courier New" style:text-underline-type="single" style:text-underline-style="solid" style:text-underline-width="auto" style:text-underline-mode="continuous"/>
    </style:style>
    <style:style style:name="T252" style:parent-style-name="DefaultParagraphFont" style:family="text">
      <style:text-properties style:font-name="Courier New"/>
    </style:style>
    <style:style style:name="P253" style:parent-style-name="Standard" style:family="paragraph">
      <style:text-properties style:font-name="Courier New" fo:font-weight="bold" style:font-weight-asian="bold" style:font-weight-complex="bold"/>
    </style:style>
    <style:style style:name="T254" style:parent-style-name="DefaultParagraphFont" style:family="text">
      <style:text-properties style:font-name="Courier New"/>
    </style:style>
    <style:style style:name="T255" style:parent-style-name="DefaultParagraphFont" style:family="text">
      <style:text-properties style:font-name="Courier New"/>
    </style:style>
    <style:style style:name="T256" style:parent-style-name="DefaultParagraphFont" style:family="text">
      <style:text-properties style:font-name="Courier New" style:text-underline-type="single" style:text-underline-style="solid" style:text-underline-width="auto" style:text-underline-mode="continuous"/>
    </style:style>
    <style:style style:name="T257" style:parent-style-name="DefaultParagraphFont" style:family="text">
      <style:text-properties style:font-name="Courier New"/>
    </style:style>
    <style:style style:name="P258" style:parent-style-name="Standard" style:family="paragraph">
      <style:text-properties style:font-name="Courier New" fo:font-weight="bold" style:font-weight-asian="bold" style:font-weight-complex="bold"/>
    </style:style>
    <style:style style:name="T259" style:parent-style-name="DefaultParagraphFont" style:family="text">
      <style:text-properties style:font-name="Courier New"/>
    </style:style>
    <style:style style:name="T260" style:parent-style-name="DefaultParagraphFont" style:family="text">
      <style:text-properties style:font-name="Courier New" style:text-underline-type="single" style:text-underline-style="solid" style:text-underline-width="auto" style:text-underline-mode="continuous"/>
    </style:style>
    <style:style style:name="T261" style:parent-style-name="DefaultParagraphFont" style:family="text">
      <style:text-properties style:font-name="Courier New"/>
    </style:style>
    <style:style style:name="T262" style:parent-style-name="DefaultParagraphFont" style:family="text">
      <style:text-properties style:font-name="Courier New"/>
    </style:style>
    <style:style style:name="T263" style:parent-style-name="DefaultParagraphFont" style:family="text">
      <style:text-properties style:font-name="Courier New"/>
    </style:style>
    <style:style style:name="P264" style:parent-style-name="Standard" style:family="paragraph">
      <style:text-properties style:font-name="Courier New" fo:font-weight="bold" style:font-weight-asian="bold" style:font-weight-complex="bold"/>
    </style:style>
    <style:style style:name="P265" style:parent-style-name="Standard" style:family="paragraph">
      <style:text-properties style:font-name="Courier New" fo:font-weight="bold" style:font-weight-asian="bold" style:font-weight-complex="bold"/>
    </style:style>
    <style:style style:name="T266" style:parent-style-name="DefaultParagraphFont" style:family="text">
      <style:text-properties style:font-name="Courier New"/>
    </style:style>
    <style:style style:name="T267" style:parent-style-name="DefaultParagraphFont" style:family="text">
      <style:text-properties style:font-name="Courier New" style:text-underline-type="single" style:text-underline-style="solid" style:text-underline-width="auto" style:text-underline-mode="continuous"/>
    </style:style>
    <style:style style:name="T268" style:parent-style-name="DefaultParagraphFont" style:family="text">
      <style:text-properties style:font-name="Courier New"/>
    </style:style>
    <style:style style:name="T269" style:parent-style-name="DefaultParagraphFont" style:family="text">
      <style:text-properties style:font-name="Courier New"/>
    </style:style>
    <style:style style:name="T270" style:parent-style-name="DefaultParagraphFont" style:family="text">
      <style:text-properties style:font-name="Courier New"/>
    </style:style>
    <style:style style:name="P271" style:parent-style-name="Standard" style:family="paragraph">
      <style:text-properties style:font-name="Courier New" fo:font-weight="bold" style:font-weight-asian="bold" style:font-weight-complex="bold"/>
    </style:style>
    <style:style style:name="P272" style:parent-style-name="Standard" style:family="paragraph">
      <style:text-properties style:font-name="Courier New" fo:font-weight="bold" style:font-weight-asian="bold" style:font-weight-complex="bold"/>
    </style:style>
    <style:style style:name="T273" style:parent-style-name="DefaultParagraphFont" style:family="text">
      <style:text-properties style:font-name="Courier New"/>
    </style:style>
    <style:style style:name="T274" style:parent-style-name="DefaultParagraphFont" style:family="text">
      <style:text-properties style:font-name="Courier New" style:text-underline-type="single" style:text-underline-style="solid" style:text-underline-width="auto" style:text-underline-mode="continuous"/>
    </style:style>
    <style:style style:name="T275" style:parent-style-name="DefaultParagraphFont" style:family="text">
      <style:text-properties style:font-name="Courier New"/>
    </style:style>
    <style:style style:name="T276" style:parent-style-name="DefaultParagraphFont" style:family="text">
      <style:text-properties style:font-name="Courier New"/>
    </style:style>
    <style:style style:name="P277" style:parent-style-name="Standard" style:family="paragraph">
      <style:text-properties style:font-name="Courier New" fo:font-weight="bold" style:font-weight-asian="bold" style:font-weight-complex="bold"/>
    </style:style>
    <style:style style:name="P278" style:parent-style-name="Standard" style:family="paragraph">
      <style:text-properties style:font-name="Courier New" fo:font-weight="bold" style:font-weight-asian="bold" style:font-weight-complex="bold"/>
    </style:style>
    <style:style style:name="T279" style:parent-style-name="DefaultParagraphFont" style:family="text">
      <style:text-properties style:font-name="Courier New"/>
    </style:style>
    <style:style style:name="T280" style:parent-style-name="DefaultParagraphFont" style:family="text">
      <style:text-properties style:font-name="Courier New" style:text-underline-type="single" style:text-underline-style="solid" style:text-underline-width="auto" style:text-underline-mode="continuous"/>
    </style:style>
    <style:style style:name="T281" style:parent-style-name="DefaultParagraphFont" style:family="text">
      <style:text-properties style:font-name="Courier New"/>
    </style:style>
    <style:style style:name="T282" style:parent-style-name="DefaultParagraphFont" style:family="text">
      <style:text-properties style:font-name="Courier New" style:text-underline-type="single" style:text-underline-style="solid" style:text-underline-width="auto" style:text-underline-mode="continuous"/>
    </style:style>
    <style:style style:name="T283" style:parent-style-name="DefaultParagraphFont" style:family="text">
      <style:text-properties style:font-name="Courier New"/>
    </style:style>
    <style:style style:name="T284" style:parent-style-name="DefaultParagraphFont" style:family="text">
      <style:text-properties style:font-name="Courier New"/>
    </style:style>
    <style:style style:name="P285" style:parent-style-name="Standard" style:family="paragraph">
      <style:text-properties style:font-name="Courier New" fo:font-weight="bold" style:font-weight-asian="bold" style:font-weight-complex="bold"/>
    </style:style>
    <style:style style:name="P286" style:parent-style-name="Standard" style:family="paragraph">
      <style:text-properties style:font-name="Courier New" fo:font-weight="bold" style:font-weight-asian="bold" style:font-weight-complex="bold"/>
    </style:style>
    <style:style style:name="T287" style:parent-style-name="DefaultParagraphFont" style:family="text">
      <style:text-properties style:font-name="Courier New"/>
    </style:style>
    <style:style style:name="T288" style:parent-style-name="DefaultParagraphFont" style:family="text">
      <style:text-properties style:font-name="Courier New" style:text-underline-type="single" style:text-underline-style="solid" style:text-underline-width="auto" style:text-underline-mode="continuous"/>
    </style:style>
    <style:style style:name="T289" style:parent-style-name="DefaultParagraphFont" style:family="text">
      <style:text-properties style:font-name="Courier New"/>
    </style:style>
    <style:style style:name="T290" style:parent-style-name="DefaultParagraphFont" style:family="text">
      <style:text-properties style:font-name="Courier New" style:text-underline-type="single" style:text-underline-style="solid" style:text-underline-width="auto" style:text-underline-mode="continuous"/>
    </style:style>
    <style:style style:name="T291" style:parent-style-name="DefaultParagraphFont" style:family="text">
      <style:text-properties style:font-name="Courier New"/>
    </style:style>
    <style:style style:name="P292" style:parent-style-name="Standard" style:family="paragraph">
      <style:text-properties style:font-name="Courier New" fo:font-weight="bold" style:font-weight-asian="bold" style:font-weight-complex="bold"/>
    </style:style>
    <style:style style:name="T293" style:parent-style-name="DefaultParagraphFont" style:family="text">
      <style:text-properties style:font-name="Courier New"/>
    </style:style>
    <style:style style:name="T294" style:parent-style-name="DefaultParagraphFont" style:family="text">
      <style:text-properties style:font-name="Courier New" style:text-underline-type="single" style:text-underline-style="solid" style:text-underline-width="auto" style:text-underline-mode="continuous"/>
    </style:style>
    <style:style style:name="T295" style:parent-style-name="DefaultParagraphFont" style:family="text">
      <style:text-properties style:font-name="Courier New"/>
    </style:style>
    <style:style style:name="T296" style:parent-style-name="DefaultParagraphFont" style:family="text">
      <style:text-properties style:font-name="Courier New"/>
    </style:style>
    <style:style style:name="P297" style:parent-style-name="Standard" style:family="paragraph">
      <style:text-properties style:font-name="Courier New" fo:font-weight="bold" style:font-weight-asian="bold" style:font-weight-complex="bold"/>
    </style:style>
    <style:style style:name="T298" style:parent-style-name="DefaultParagraphFont" style:family="text">
      <style:text-properties style:font-name="Courier New"/>
    </style:style>
    <style:style style:name="T299" style:parent-style-name="DefaultParagraphFont" style:family="text">
      <style:text-properties style:font-name="Courier New" style:text-underline-type="single" style:text-underline-style="solid" style:text-underline-width="auto" style:text-underline-mode="continuous"/>
    </style:style>
    <style:style style:name="T300" style:parent-style-name="DefaultParagraphFont" style:family="text">
      <style:text-properties style:font-name="Courier New"/>
    </style:style>
    <style:style style:name="P301" style:parent-style-name="Standard" style:family="paragraph">
      <style:text-properties style:font-name="Courier New" fo:font-weight="bold" style:font-weight-asian="bold" style:font-weight-complex="bold"/>
    </style:style>
    <style:style style:name="P302" style:parent-style-name="Standard" style:family="paragraph">
      <style:text-properties style:font-name="Courier New" fo:font-weight="bold" style:font-weight-asian="bold" style:font-weight-complex="bold"/>
    </style:style>
    <style:style style:name="P303" style:parent-style-name="Standard" style:family="paragraph">
      <style:text-properties style:font-name="Courier New" fo:font-weight="bold" style:font-weight-asian="bold" style:font-weight-complex="bold"/>
    </style:style>
    <style:style style:name="P304" style:parent-style-name="Standard" style:family="paragraph">
      <style:text-properties style:font-name="Courier New" fo:font-weight="bold" style:font-weight-asian="bold" style:font-weight-complex="bold"/>
    </style:style>
    <style:style style:name="P305" style:parent-style-name="Standard" style:family="paragraph">
      <style:text-properties style:font-name="Courier New" fo:font-weight="bold" style:font-weight-asian="bold" style:font-weight-complex="bold"/>
    </style:style>
  </office:automatic-styles>
  <office:body>
    <office:text text:use-soft-page-breaks="true">
      <text:p text:style-name="P1">Typen, Domainen</text:p>
      <text:p text:style-name="P2"/>
      <text:p text:style-name="P3">Hoteltyp: Business, Family, Budget, Wellness</text:p>
      <text:p text:style-name="P4"/>
      <text:p text:style-name="P5">Gästestatus: Check-in, Check-out</text:p>
      <text:p text:style-name="P6"/>
      <text:p text:style-name="P7">Öffnungszeiten: WochenTag und Uhrzeit</text:p>
      <text:p text:style-name="P8"/>
      <text:p text:style-name="P9">Platzart: Sandplatz, Gummiplatz, Astroturf</text:p>
      <text:p text:style-name="P10"/>
      <text:p text:style-name="P11">Menubesonderheit: Vegan, Vegetarisch, Glutenfrei, Laktosefrei, Halal, Kosher</text:p>
      <text:p text:style-name="P12"/>
      <text:p text:style-name="P13">Saison: Hauptsaison, Nebensaison</text:p>
      <text:p text:style-name="P14"/>
      <text:p text:style-name="P15">Kategorie: Einzel mit Meerblick, Einzel ohne Meerblick, Doppel mit Meerblick, Doppel ohne Meerblick, Luxussuite</text:p>
      <text:p text:style-name="P16"/>
      <text:p text:style-name="P17">Menukategorie: Vorspeise, Hauptspeise, Snacks, Alkoholische Getränke, AFG, Dessert</text:p>
      <text:p text:style-name="P18"/>
      <text:p text:style-name="P19">Verpflegungsstufe: KA = Keine Angabe, HPM, MPA, Vollpension, All Inclusive</text:p>
      <text:p text:style-name="P20"/>
      <text:p text:style-name="P21">Ausrüstungstyp: Schläger, Helm, Golfwagen, Knieschützer</text:p>
      <text:p text:style-name="P22"/>
      <text:p text:style-name="P23">Relationen/ Constraints</text:p>
      <text:p text:style-name="P24"><text:tab/></text:p>
      <text:list text:style-name="LFO1" text:continue-numbering="true">
        <text:list-item>
          <text:p text:style-name="P25">Kunden buchen Reservierungen für sich und<text:s/>eventuell andere Gäste. Zimmer werden bei der Reservierung zugewiesen.</text:p>
        </text:list-item>
      </text:list>
      <text:p text:style-name="P26"/>
      <text:list text:style-name="LFO1" text:continue-numbering="true">
        <text:list-item>
          <text:p text:style-name="P27">Kunden erhalten Zimmerkarten zu ihrer Reservierung, wenn sie Einchecken. Falls mehrere Personen im Zimmer sind, bekommt der reservierende Kunde mehrere Karten.<text:s/><text:line-break/></text:p>
        </text:list-item>
        <text:list-item>
          <text:p text:style-name="P28">erhalten beinhaltet alle Kartennummer, die im Umlauf sind.<text:s/><text:line-break/></text:p>
        </text:list-item>
        <text:list-item>
          <text:p text:style-name="P29">Sportplätze können vom Kunde gemietet werden.</text:p>
        </text:list-item>
      </text:list>
      <text:p text:style-name="P30">Es gibt nur einen zentralen Fahradverleih pro Hotel, der Fahrräder vermietet. Schwimmbäder können vom Kunden genutzt werden, werden also nicht im vorraus gemietet.<text:s/><text:line-break/></text:p>
      <text:list text:style-name="LFO1" text:continue-numbering="true">
        <text:list-item>
          <text:p text:style-name="P31">Sportplätze besitzen Ausrüstungen. Ein Ausrüstungsgegenstand muss zu einem Sportplatz gehören Kunden leihen Ausrüstung aus.</text:p>
        </text:list-item>
      </text:list>
      <text:p text:style-name="P32"/>
      <text:list text:style-name="LFO1" text:continue-numbering="true">
        <text:list-item>
          <text:p text:style-name="P33">Zimmerkarten können verloren, und gesperrt werden. Dann bekommt der Kunde neue Zimmerkarte.</text:p>
        </text:list-item>
        <text:list-item>
          <text:p text:style-name="P34">Eine Zimmerkarte öffnet ein Zimmer. In der<text:s/>Tabelle öffenen werden die Eingänge in Zimmer geloggt. <text:s/><text:line-break/></text:p>
        </text:list-item>
        <text:list-item>
          <text:p text:style-name="P35">Kunden bezahlen ihre Reservierungen spätestens am Abreisetag. <text:s/></text:p>
        </text:list-item>
        <text:list-item>
          <text:p text:style-name="P36">Eine Reservierung kann nur von einem Kunden bezahlt werden.<text:s/><text:soft-page-break/>Kein Splitten der Rechnung.</text:p>
        </text:list-item>
      </text:list>
      <text:p text:style-name="P37"/>
      <text:p text:style-name="P38">Funktionen/Trigger<text:line-break/></text:p>
      <text:list text:style-name="LFO2" text:continue-numbering="true">
        <text:list-item>
          <text:p text:style-name="P39">Freie Zimmer</text:p>
        </text:list-item>
      </text:list>
      <text:p text:style-name="P40">Paramter(Datum)</text:p>
      <text:p text:style-name="P41">Falls kein Datum spezifiziert, soll now() angenommen werden und Anzahl aktuell freier Zimmer jedes Hotels pro Kategorie zurück gegeben werden.<text:s/><text:line-break/>Falls Datum angegeben, sollen Anzahl Freier Zimmer zurückgegeben werden, zu diesem Datum.</text:p>
      <text:p text:style-name="P42"/>
      <text:list text:style-name="LFO3" text:continue-numbering="true">
        <text:list-item>
          <text:p text:style-name="P43"><text:span text:style-name="T44">Zimmeranfrage</text:span></text:p>
        </text:list-item>
      </text:list>
      <text:p text:style-name="P45">Parameter:(Anreise,Abreise,Typ,Kategorie,Verpflegungsstufe,Wünsche)</text:p>
      <text:p text:style-name="P46"><text:line-break/>Bei der Anfrage eines Zimmers:</text:p>
      <text:p text:style-name="P47">im angegebenen Zeitraum (Anreise, Abreise) wird im Tabelle Zimmer geschaut, ob noch mindestens ein Zimmer frei ist, mit den Anforderungen. Falls ja, wird ein<text:s/>Preis für das Zimmer errechnet. Rückgabewert Preis, sonst "Kein Zimmer Frei" Exception.</text:p>
      <text:p text:style-name="P48">Dazu wird in der Tabelle Reservierung ein temporärer Eintrag gemacht, mit dem Daten des angebotenen Zimmers.<text:line-break/></text:p>
      <text:list text:style-name="LFO3" text:continue-numbering="true">
        <text:list-item>
          <text:p text:style-name="P49"><text:span text:style-name="T50">Buchen</text:span><text:span text:style-name="T51">:</text:span><text:span text:style-name="T52"><text:line-break/></text:span><text:span text:style-name="T53">Parameter(KundenId, Adresse, Vorname, Nachname,<text:s/></text:span><text:span text:style-name="T54">Besonderheiten, Kreditkartennummer, Telefonnummer)</text:span></text:p>
        </text:list-item>
      </text:list>
      <text:p text:style-name="P55"><text:tab/></text:p>
      <text:p text:style-name="P56">Nach dem der Kunde ein Angebot erhalten, kann er dieses Bestätigen. Dann bleibt der Eintrag in Tabelle Reservierungen bestehen.<text:s/><text:line-break/>Bei Ablehnen des Angebots, wird der Eintrag in Reservierungen gelöscht und<text:s/>in Tabelle Ablehnungen übertragen, für statistische Auswertungen.</text:p>
      <text:p text:style-name="P57"/>
      <text:list text:style-name="LFO3" text:continue-numbering="true">
        <text:list-item>
          <text:p text:style-name="P58"><text:span text:style-name="T59">Stornieren</text:span><text:span text:style-name="T60">:<text:s/></text:span><text:span text:style-name="T61"><text:line-break/></text:span><text:span text:style-name="T62">Parameter(Reservierungsnummer)</text:span><text:span text:style-name="T63"><text:line-break/></text:span><text:span text:style-name="T64">Die entsprechende Reservierung wird in Tabelle Reservierungen auf storniert gesetzt.<text:s/></text:span><text:span text:style-name="T65"><text:line-break/></text:span></text:p>
        </text:list-item>
        <text:list-item>
          <text:p text:style-name="P66">Beim Zuweiwesen des Zimmers (Einchecken des Gastes) wird<text:s/>in Tablle erhalten, die nächste ungesperrte Karte dem Gast zugewiesen mit der Zimmernummer und Reservierungsnummer<text:line-break/></text:p>
        </text:list-item>
        <text:list-item>
          <text:p text:style-name="P67">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68">Ein Kunde darf offensichtlich keine gesperrte Zimmerkarte erhalten. Wird die Karte wieder gefunden wird sie entsperrt.</text:p>
        </text:list-item>
      </text:list>
      <text:p text:style-name="P69"/>
      <text:soft-page-break/>
      <text:list text:style-name="LFO3" text:continue-numbering="true">
        <text:list-item>
          <text:p text:style-name="P70">Nach Abreise des Kunden, gibt dieser die Zimmerkarte ab, und diese wird in der Tabelle erhalten gelöscht.</text:p>
        </text:list-item>
      </text:list>
      <text:p text:style-name="P71"/>
      <text:list text:style-name="LFO4" text:continue-numbering="true">
        <text:list-item>
          <text:p text:style-name="P72">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73"/>
      <text:list text:style-name="LFO5" text:continue-numbering="true">
        <text:list-item>
          <text:p text:style-name="P74">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75"/>
      <text:list text:style-name="LFO5" text:continue-numbering="true">
        <text:list-item>
          <text:p text:style-name="P76">Ein Sportplatz kann nicht doppelt gemietet werden.<text:line-break/></text:p>
        </text:list-item>
        <text:list-item>
          <text:p text:style-name="P77">EndRechnung:<text:line-break/>Die Funktion bekommt als Parameter Kundennummer, Reservierungsnummer, oder Zimmernummer. Es werden alle Posten(Ausgaben) des Kunden aufgelistet mit Preis, als Tabelle zurückgegeben.<text:s/><text:line-break/></text:p>
        </text:list-item>
      </text:list>
      <text:p text:style-name="P78"/>
      <text:p text:style-name="P79"/>
      <text:p text:style-name="P80">Views</text:p>
      <text:list text:style-name="LFO6" text:continue-numbering="true">
        <text:list-item>
          <text:p text:style-name="P81">Hotelmanager</text:p>
          <text:list text:continue-numbering="true">
            <text:list-item>
              <text:p text:style-name="P82">wieviele Gäste nemhmen am Abendessen teil, also Gäste mit HPA</text:p>
            </text:list-item>
            <text:list-item>
              <text:p text:style-name="P83">Die beliebteste Zimmerkategorie</text:p>
            </text:list-item>
            <text:list-item>
              <text:p text:style-name="P84">Die Anzahl der Vermietungen pro Sportplatz</text:p>
            </text:list-item>
          </text:list>
        </text:list-item>
        <text:list-item>
          <text:p text:style-name="P85">Umsatzberechnung</text:p>
          <text:list text:continue-numbering="true">
            <text:list-item>
              <text:p text:style-name="P86">Die Umsätze<text:s/>des bisherigen Tages werden ausgegeben pro Hotel, nach Abteilung.</text:p>
            </text:list-item>
          </text:list>
        </text:list-item>
        <text:list-item>
          <text:p text:style-name="P87">Übernachtungen</text:p>
          <text:list text:continue-numbering="true">
            <text:list-item>
              <text:p text:style-name="P88">Die Anzahl der Nächte, die ein Kunde insgesamt im Hotel verbracht hat, nach KundenId. Nach 100 Übernachtungen im Jahr wird der Kunde als VIP eingestuft. <text:s/></text:p>
            </text:list-item>
          </text:list>
        </text:list-item>
        <text:list-item>
          <text:p text:style-name="P89">Reinigungsaufsicht</text:p>
          <text:list text:continue-numbering="true">
            <text:list-item>
              <text:p text:style-name="P90">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91"/>
      <text:p text:style-name="P92">Special Features</text:p>
      <text:p text:style-name="P93"/>
      <text:list text:style-name="LFO1">
        <text:list-item>
          <text:p text:style-name="P94"><text:span text:style-name="T95">C</text:span><text:span text:style-name="T96">onfig</text:span><text:span text:style-name="T97">:</text:span><text:span text:style-name="T98"><text:line-break/></text:span><text:span text:style-name="T99">Die Basispreise aller Leistungen und Kategorien werden in einer Preistabelle zentral geführt, sodass sie zentral geändert werden können. (Datenkonsistenz)</text:span></text:p>
        </text:list-item>
      </text:list>
      <text:p text:style-name="P100"/>
      <text:p text:style-name="P101"/>
      <text:p text:style-name="P102"/>
      <text:p text:style-name="P103"/>
      <text:p text:style-name="P104">Relationales Modell</text:p>
      <text:p text:style-name="P105"/>
      <text:p text:style-name="Standard"><text:span text:style-name="T106">[Hotel]: {[</text:span><text:span text:style-name="T107">HotelID:int</text:span><text:span text:style-name="T108">, Hotelname: String, Adresse:String, Telefonnum</text:span><text:span text:style-name="T109">mer:int, Hoteltyp:Hoteltyp]}</text:span></text:p>
      <text:p text:style-name="P110"/>
      <text:p text:style-name="Standard"><text:span text:style-name="T111">[Abteilung]: {[</text:span><text:span text:style-name="T112">gehoertZuHotel:int</text:span><text:span text:style-name="T113">-&gt;Hotel</text:span><text:span text:style-name="T114">,<text:s/></text:span><text:span text:style-name="T115">AID:int</text:span><text:span text:style-name="T116">, Öffnungszeiten:Öffnungszeiten, Location:String, Name:String]}</text:span></text:p>
      <text:p text:style-name="P117"/>
      <text:p text:style-name="Standard"><text:span text:style-name="T118">[Sporteinrichtungen]: {[<text:s/></text:span><text:span text:style-name="T119">gehoertZuHotel:int</text:span><text:span text:style-name="T120">-&gt;Hotel</text:span><text:span text:style-name="T121">,<text:s/></text:span><text:span text:style-name="T122">AID:int</text:span><text:span text:style-name="T123">, Öffnungszeiten:Öffnungszeiten, Location:String, Nam</text:span><text:span text:style-name="T124">e:String, Preis: money]</text:span></text:p>
      <text:p text:style-name="P125"/>
      <text:p text:style-name="Standard"><text:span text:style-name="T126">[Fahrraeder]: {[</text:span><text:span text:style-name="T127">gehoertZuHotel:int</text:span><text:span text:style-name="T128">-&gt;Hotel</text:span><text:span text:style-name="T129">,<text:s/></text:span><text:span text:style-name="T130">AID:int</text:span><text:span text:style-name="T131">, Öffnungszeiten:Öffnungszeit, Location:String, Name:String, Gaenge: int, Modell: String, Preis: money]}</text:span></text:p>
      <text:p text:style-name="P132"/>
      <text:p text:style-name="Standard"><text:span text:style-name="T133">[Tennisplaetze]: {[<text:s/></text:span><text:span text:style-name="T134">gehoertZuHotel:int</text:span><text:span text:style-name="T135">-&gt;Hotel</text:span><text:span text:style-name="T136">,<text:s/></text:span><text:span text:style-name="T137">AID:int</text:span><text:span text:style-name="T138">,<text:s/></text:span><text:span text:style-name="T139">Öffnungszeiten:Öffnungszeiten, Location:String, Name:String, Platzart: Platzart, Preis: money]}</text:span></text:p>
      <text:p text:style-name="P140"/>
      <text:p text:style-name="Standard"><text:span text:style-name="T141">[Golf]: {[</text:span><text:span text:style-name="T142">gehoertZuHotel:int</text:span><text:span text:style-name="T143">-&gt;Hotel</text:span><text:span text:style-name="T144">,<text:s/></text:span><text:span text:style-name="T145">AID:int</text:span><text:span text:style-name="T146">, Öffnungszeiten:Öffnungszeiten, Location:String, Name:String,Schwierigkeitsgrad: int, Preis: money]}</text:span></text:p>
      <text:p text:style-name="P147"/>
      <text:p text:style-name="Standard"><text:span text:style-name="T148">[Minigolf]:<text:s/></text:span><text:span text:style-name="T149">{[</text:span><text:span text:style-name="T150">gehoertZuHotel:int</text:span><text:span text:style-name="T151">-&gt;Hotel</text:span><text:span text:style-name="T152">,<text:s/></text:span><text:span text:style-name="T153">AID:int</text:span><text:span text:style-name="T154">, Öffnungszeiten:Öffnungszeiten, Location:String, Name:String, Schwierigkeitsgrad: int, Preis: money]</text:span></text:p>
      <text:p text:style-name="P155"/>
      <text:p text:style-name="Standard"><text:span text:style-name="T156">[mieten]: {[</text:span><text:span text:style-name="T157">KID: int</text:span><text:span text:style-name="T158"><text:s/>-&gt; Kunden, Zeitpunkt: timestamp,<text:s/></text:span><text:span text:style-name="T159"><text:line-break/></text:span><text:span text:style-name="T160">von: timestamp</text:span><text:span text:style-name="T161">, bis:timestamp, <text:s/></text:span><text:span text:style-name="T162">gehoertZuHotel:int-&gt;Hotel</text:span><text:span text:style-name="T163">,<text:s/></text:span><text:span text:style-name="T164">AID:int-&gt;Sporteinrichtung</text:span><text:span text:style-name="T165">]}</text:span></text:p>
      <text:p text:style-name="P166"/>
      <text:p text:style-name="Standard"><text:span text:style-name="T167">[Schwimmbad]:</text:span><text:span text:style-name="T168"><text:tab/>{[<text:s/></text:span><text:span text:style-name="T169">gehoertZuHotel:int</text:span><text:span text:style-name="T170">-&gt;Hotel</text:span><text:span text:style-name="T171">,<text:s/></text:span><text:span text:style-name="T172">AID:int</text:span><text:span text:style-name="T173">, Öffnungszeiten:Öffnungszeit, Location:String, Name:String, LaengeBecken: int, Sa</text:span><text:span text:style-name="T174">una: boolean, Preis: money</text:span><text:span text:style-name="T175">]}</text:span></text:p>
      <text:p text:style-name="P176"/>
      <text:p text:style-name="Standard"><text:span text:style-name="T177">[Ausruestung]: {[</text:span><text:span text:style-name="T178">Ausruestungstyp: Ausruestungstyp</text:span><text:span text:style-name="T179">, <text:s/></text:span><text:span text:style-name="T180">Ausruestungsnummer: int</text:span><text:span text:style-name="T181">,<text:s/></text:span><text:span text:style-name="T182">gehoertZuSporteinrichtung: int</text:span><text:span text:style-name="T183"><text:s/>-&gt; Sporteinrichtung,<text:s/></text:span><text:span text:style-name="T184">gehoertZuHotel: int</text:span><text:span text:style-name="T185"><text:s/>-&gt; Hotel]}</text:span></text:p>
      <text:p text:style-name="P186"/>
      <text:p text:style-name="Standard"><text:span text:style-name="T187">[leihen]: {[KID: int-&gt; Kunden,<text:s/></text:span><text:span text:style-name="T188">Ausruestungstyp:Ausruestungstyp</text:span><text:span text:style-name="T189">-&gt;A</text:span><text:span text:style-name="T190">usruestung, <text:s/></text:span><text:span text:style-name="T191">Ausruestungsnummer: int</text:span><text:span text:style-name="T192">-&gt;Ausruestung,<text:s/></text:span><text:span text:style-name="T193">gehoertZuSporteinrichtung: int</text:span><text:span text:style-name="T194"><text:s/>-&gt; Sporteinrichtung,<text:s/></text:span><text:span text:style-name="T195">gehoertZuHotel: int</text:span><text:span text:style-name="T196"><text:s/>-&gt; Hotel,<text:s/></text:span><text:span text:style-name="T197">von:timestamp</text:span><text:span text:style-name="T198">, bis: timestamp]} <text:s/></text:span></text:p>
      <text:p text:style-name="P199"/>
      <text:p text:style-name="Standard"><text:span text:style-name="T200">[benutzen]: {[</text:span><text:span text:style-name="T201">KID: int</text:span><text:span text:style-name="T202">-&gt; Kunden, g</text:span><text:span text:style-name="T203">ehoertZuHotel:int-&gt;Hotel, AID:int-&gt; Schwimmbad,<text:s/></text:span><text:span text:style-name="T204">von:<text:s/></text:span><text:span text:style-name="T205">timestamp</text:span><text:span text:style-name="T206">, bis: timestamp]}</text:span></text:p>
      <text:p text:style-name="P207"/>
      <text:p text:style-name="Standard"><text:span text:style-name="T208">[Restauration]: {[</text:span><text:span text:style-name="T209">gehoertZuHotel: int</text:span><text:span text:style-name="T210">-&gt;Hotel</text:span><text:span text:style-name="T211"><text:s/>,<text:s/></text:span><text:span text:style-name="T212">AID:int</text:span><text:span text:style-name="T213">, Öffnungszeiten: Öffnungszeit, Location:String, Name:String]</text:span></text:p>
      <text:p text:style-name="P214"/>
      <text:soft-page-break/>
      <text:p text:style-name="Standard"><text:span text:style-name="T215">[Hotelbar]: {[</text:span><text:span text:style-name="T216">gehoertZuHotel:int</text:span><text:span text:style-name="T217">-&gt;Hotel,<text:s/></text:span><text:span text:style-name="T218">AID:int</text:span><text:span text:style-name="T219">, Öffnungszeiten: Öffnungszeit, Location:String, Name:String]</text:span></text:p>
      <text:p text:style-name="P220"/>
      <text:p text:style-name="Standard"><text:span text:style-name="T221">[Restaurant]: {[</text:span><text:span text:style-name="T222">gehoertZuHotel:int</text:span><text:span text:style-name="T223">-&gt;Hotel,<text:s/></text:span><text:span text:style-name="T224">AID:int</text:span><text:span text:style-name="T225">, Öffnungszeiten: Öffnungszeit, Location:String, Name:String, Küche: Küche, Sterne:int]}</text:span></text:p>
      <text:p text:style-name="P226"/>
      <text:p text:style-name="Standard"><text:span text:style-name="T227">[wirdServiertIn]: [</text:span><text:span text:style-name="T228">SpeiseID: int</text:span><text:span text:style-name="T229"><text:s/>-&gt; SpeisenUndGetraenke,<text:s/></text:span><text:span text:style-name="T230">gehoertZuHotel:int</text:span><text:span text:style-name="T231">-&gt;Hotel,<text:s/></text:span><text:span text:style-name="T232">AID: int</text:span><text:span text:style-name="T233"><text:s/>-&gt; Restauration]</text:span></text:p>
      <text:p text:style-name="P234"/>
      <text:p text:style-name="Standard"><text:span text:style-name="T235">[SpeisenUndGetraenke] :{[<text:s/></text:span><text:span text:style-name="T236">SpeiseID: int</text:span><text:span text:style-name="T237">, Name:String, Preis: money, Menukategorie: Menukategorie]}</text:span></text:p>
      <text:p text:style-name="P238"/>
      <text:p text:style-name="Standard"><text:span text:style-name="T239">[Essen] :{[<text:s/></text:span><text:span text:style-name="T240">SpeiseID: int</text:span><text:span text:style-name="T241">, Name:String, Preis: money, Menukategorie: Menukate</text:span><text:span text:style-name="T242">gorie, Besonderheit: Besonderheit]}</text:span></text:p>
      <text:p text:style-name="P243"/>
      <text:p text:style-name="Standard"><text:span text:style-name="T244">[Trinken] :{[<text:s/></text:span><text:span text:style-name="T245">SpeiseID: int</text:span><text:span text:style-name="T246">, Name:String, Preis: money, Menukategorie: Menukategorie, Alkoholgehalt: numeric]}</text:span></text:p>
      <text:p text:style-name="P247"/>
      <text:p text:style-name="Standard"><text:span text:style-name="T248">[konsumieren]: {[</text:span><text:span text:style-name="T249">KID: int</text:span><text:span text:style-name="T250"><text:s/>-&gt; Kunde, SpeiseId: int -&gt; SpeisenUndGetraenke,<text:s/></text:span><text:span text:style-name="T251">Zeitpunkt: timestamp</text:span><text:span text:style-name="T252"><text:s/>]</text:span></text:p>
      <text:p text:style-name="P253"/>
      <text:p text:style-name="Standard"><text:span text:style-name="T254">[Kunden]</text:span><text:span text:style-name="T255">: {[</text:span><text:span text:style-name="T256">KID: int</text:span><text:span text:style-name="T257">, Erstellungszeitpunkt: timestamp, Telefonnummer: int, Kreditkarte: int, Besonderheiten: Besonderheit, Nachname: String, Vorname: String, VIP: boolean, Adresse:String ]}</text:span></text:p>
      <text:p text:style-name="P258"/>
      <text:p text:style-name="Standard"><text:span text:style-name="T259">[Reservierungen]: {[</text:span><text:span text:style-name="T260">Reservierungsnummer: int</text:span><text:span text:style-name="T261">, Zimmerpreis: money, Stornie</text:span><text:span text:style-name="T262">rungsnummer: int,Verflegungsstufe:Verflegungsstufe, Zimmerkategorie: Zimmerkategorie, Anreise: date, Abreise: date, Gaestestatus: Gaestestatus, Wünsche: String, Personenanzahl: int, Reservierungszeitpunkt: timestamp, reserviertVonKunde: int -&gt; Kunde, zugew</text:span><text:span text:style-name="T263">iesenes Zimmer: int-&gt; Zimmer, ZimmerInHotel: int -&gt; Hotel]}</text:span></text:p>
      <text:p text:style-name="P264"/>
      <text:p text:style-name="P265"/>
      <text:p text:style-name="Standard"><text:span text:style-name="T266">[bezahlen]: {[</text:span><text:span text:style-name="T267">Reservierungsnummer: int</text:span><text:span text:style-name="T268"><text:s/>-&gt; Reservierungen,<text:s/></text:span><text:span text:style-name="T269">KID: int</text:span><text:span text:style-name="T270"><text:s/>-&gt; Kunde, Zeitpunkt: timestamp]}</text:span></text:p>
      <text:p text:style-name="P271"/>
      <text:p text:style-name="P272"/>
      <text:p text:style-name="Standard"><text:span text:style-name="T273">[Ablehnungen]: {[<text:s/></text:span><text:span text:style-name="T274">Reservierungsnummer: int</text:span><text:span text:style-name="T275">, Zimmerpreis: money, Stornierungsnummer: int,Verflegungsstufe:Verflegungsstufe, Zimmerkategorie: Zimmerkategorie, Anreise: date, Abreise: date, Gaest</text:span><text:span text:style-name="T276">estatus: Gaestestatus, Wünsche: String, Personenanzahl: int, Reservierungszeitpunkt: timestamp, reserviert von Kunde: int -&gt; Kunde, Ablehunngszeitpunkt: timestamp, Grund: String]}</text:span></text:p>
      <text:p text:style-name="P277"/>
      <text:p text:style-name="P278"/>
      <text:p text:style-name="Standard"><text:span text:style-name="T279">[Zimmer] : {[</text:span><text:span text:style-name="T280">gehörtZuHotel:int</text:span><text:span text:style-name="T281">-&gt;Hotel,<text:s/></text:span><text:span text:style-name="T282">Zimmernummer: int</text:span><text:span text:style-name="T283">, Zimmerkategorie:</text:span><text:span text:style-name="T284"><text:s/>Zimmerkategorie, Dreckig: boolean, Out of Order: boolean, maxPersonen: int]}</text:span></text:p>
      <text:p text:style-name="P285"/>
      <text:p text:style-name="P286"/>
      <text:soft-page-break/>
      <text:p text:style-name="Standard"><text:span text:style-name="T287">[oeffnet]: {[</text:span><text:span text:style-name="T288">KartenId: int</text:span><text:span text:style-name="T289"><text:s/>-&gt; Zimmerkarten, Zimmernummer: int-&gt; Zimmer, Zimmer in Hotel: int -&gt; Hotel,<text:s/></text:span><text:span text:style-name="T290">Zeitpunkt: timestamp</text:span><text:span text:style-name="T291">]}</text:span></text:p>
      <text:p text:style-name="P292"/>
      <text:p text:style-name="Standard"><text:span text:style-name="T293">[Zimmerkarten]: {[</text:span><text:span text:style-name="T294">KartenId: int</text:span><text:span text:style-name="T295">, gesperrt: boolea</text:span><text:span text:style-name="T296">n]}</text:span></text:p>
      <text:p text:style-name="P297"/>
      <text:p text:style-name="Standard"><text:span text:style-name="T298">[erhalten]: {</text:span><text:span text:style-name="T299">KartenId: int</text:span><text:span text:style-name="T300"><text:s/>-&gt; Zimmerkarten, KundenId: int-&gt; Kunden, Reservierungsnummer: int -&gt; Reservierungen]}</text:span></text:p>
      <text:p text:style-name="P301"/>
      <text:p text:style-name="P302"/>
      <text:p text:style-name="P303"/>
      <text:p text:style-name="P304"/>
      <text:p text:style-name="P30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09-04-16T11:32:00Z</meta:creation-date>
    <dc:date>2014-08-05T19:43:00Z</dc:date>
    <meta:template xlink:href="Normal" xlink:type="simple"/>
    <meta:editing-cycles>1</meta:editing-cycles>
    <meta:editing-duration>PT0S</meta:editing-duration>
    <meta:user-defined meta:name="Info 1"/>
    <meta:user-defined meta:name="Info 2"/>
    <meta:user-defined meta:name="Info 3"/>
    <meta:user-defined meta:name="Info 4"/>
    <meta:document-statistic meta:page-count="6" meta:paragraph-count="18" meta:word-count="1288" meta:character-count="9387" meta:row-count="67" meta:non-whitespace-character-count="8117"/>
  </office:meta>
</office:document-meta>
</file>